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5.675in" style:rel-column-width="5370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9ff" officeooo:paragraph-rsid="00352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2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language="bg" fo:country="BG" officeooo:rsid="0001b3ee" officeooo:paragraph-rsid="003520de"/>
    </style:style>
    <style:style style:name="P4" style:family="paragraph" style:parent-style-name="Standard">
      <style:paragraph-properties fo:text-align="justify" style:justify-single-word="false"/>
      <style:text-properties fo:language="bg" fo:country="BG" officeooo:rsid="0029f9ce" officeooo:paragraph-rsid="003520de"/>
    </style:style>
    <style:style style:name="P5" style:family="paragraph" style:parent-style-name="Standard">
      <style:paragraph-properties fo:text-align="justify" style:justify-single-word="false"/>
      <style:text-properties fo:language="bg" fo:country="BG" officeooo:rsid="002a585f" officeooo:paragraph-rsid="003520de"/>
    </style:style>
    <style:style style:name="P6" style:family="paragraph" style:parent-style-name="Standard">
      <style:paragraph-properties fo:text-align="justify" style:justify-single-word="false"/>
      <style:text-properties officeooo:rsid="0001b3ee" officeooo:paragraph-rsid="003520de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bg" fo:country="BG" fo:font-style="normal" fo:text-shadow="none" style:text-underline-style="none" fo:font-weight="normal" officeooo:rsid="00281e54" officeooo:paragraph-rsid="00352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bg" fo:country="BG" fo:font-style="normal" fo:text-shadow="none" style:text-underline-style="none" fo:font-weight="normal" officeooo:rsid="002a585f" officeooo:paragraph-rsid="00352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a585f" officeooo:paragraph-rsid="00352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officeooo:rsid="001c3f30" officeooo:paragraph-rsid="001c3f30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2ded23" officeooo:paragraph-rsid="003520de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1c3f30" officeooo:paragraph-rsid="001c3f30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2a585f" officeooo:paragraph-rsid="00265b0f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2a585f" officeooo:paragraph-rsid="002a585f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1c3f30" officeooo:paragraph-rsid="001c3f30" fo:background-color="#bce4e5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3520de" officeooo:paragraph-rsid="003520de" fo:background-color="#bce4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6570"/>
    </style:style>
    <style:style style:name="T3" style:family="text">
      <style:text-properties fo:language="en" fo:country="US" officeooo:rsid="001cc348"/>
    </style:style>
    <style:style style:name="T4" style:family="text">
      <style:text-properties fo:language="en" fo:country="US" officeooo:rsid="001db53b"/>
    </style:style>
    <style:style style:name="T5" style:family="text">
      <style:text-properties fo:language="en" fo:country="US" officeooo:rsid="00205c2e"/>
    </style:style>
    <style:style style:name="T6" style:family="text">
      <style:text-properties fo:language="en" fo:country="US" officeooo:rsid="00247f5e"/>
    </style:style>
    <style:style style:name="T7" style:family="text">
      <style:text-properties fo:language="en" fo:country="US" officeooo:rsid="002492ad"/>
    </style:style>
    <style:style style:name="T8" style:family="text">
      <style:text-properties fo:language="en" fo:country="US" officeooo:rsid="0025243b"/>
    </style:style>
    <style:style style:name="T9" style:family="text">
      <style:text-properties fo:language="en" fo:country="US" officeooo:rsid="00281e54"/>
    </style:style>
    <style:style style:name="T10" style:family="text">
      <style:text-properties fo:language="en" fo:country="US" officeooo:rsid="0029f9ce"/>
    </style:style>
    <style:style style:name="T11" style:family="text">
      <style:text-properties fo:language="en" fo:country="US" officeooo:rsid="002a585f"/>
    </style:style>
    <style:style style:name="T12" style:family="text">
      <style:text-properties fo:language="en" fo:country="US" officeooo:rsid="002e59ff"/>
    </style:style>
    <style:style style:name="T13" style:family="text">
      <style:text-properties fo:language="en" fo:country="US" officeooo:rsid="002f5c79"/>
    </style:style>
    <style:style style:name="T14" style:family="text">
      <style:text-properties fo:language="en" fo:country="US" officeooo:rsid="00302ddb"/>
    </style:style>
    <style:style style:name="T15" style:family="text">
      <style:text-properties fo:language="en" fo:country="US" officeooo:rsid="00349f84"/>
    </style:style>
    <style:style style:name="T16" style:family="text">
      <style:text-properties officeooo:rsid="0029f9ce"/>
    </style:style>
    <style:style style:name="T17" style:family="text">
      <style:text-properties officeooo:rsid="002dcb65"/>
    </style:style>
    <style:style style:name="T18" style:family="text">
      <style:text-properties officeooo:rsid="002f5c79"/>
    </style:style>
    <style:style style:name="T19" style:family="text">
      <style:text-properties officeooo:rsid="002de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le, Pears or Apples and Pears Riddle</text:p>
      <text:p text:style-name="P12"/>
      <text:p text:style-name="P10"><text:span text:style-name="T1">There are three baskets with fruits. Each of them can </text:span><text:span text:style-name="T2">contains </text:span><text:span text:style-name="T1">apples, pears or apples and pears </text:span><text:span text:style-name="T6">combined</text:span><text:span text:style-name="T1">. </text:span><text:span text:style-name="T5">All baskets</text:span><text:span text:style-name="T3"> </text:span><text:span text:style-name="T5">have a </text:span><text:span text:style-name="T3">label with their content, but </text:span><text:span text:style-name="T5">all </text:span><text:span text:style-name="T7">of </text:span><text:span text:style-name="T5">the </text:span><text:span text:style-name="T3">labels are </text:span><text:span text:style-name="T6">wrong</text:span><text:span text:style-name="T2">. </text:span><text:span text:style-name="T4">A merchant tells us a correct type of fruit (apple or </text:span><text:span text:style-name="T15">p</text:span><text:span text:style-name="T4">ear) that is in a </text:span><text:span text:style-name="T5">certain </text:span><text:span text:style-name="T4">basket. What is the true content in every basket? </text:span><text:span text:style-name="T8">Correct the labels.</text:span><text:span text:style-name="T19"> </text:span></text:p>
      <text:p text:style-name="P13"/>
      <text:p text:style-name="P14"/>
      <text:p text:style-name="P16">Program Description</text:p>
      <text:p text:style-name="P6">In this twist of the <text:span text:style-name="T17">famous </text:span>riddle we <text:span text:style-name="T18">create a simple program that</text:span>: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Section 1: Insert Data</text:p>
          </table:table-cell>
          <table:table-cell table:style-name="Table1.B1" office:value-type="string">
            <text:p text:style-name="P6">1. <text:span text:style-name="T16">Receive information for the false labels.</text:span></text:p>
            <text:p text:style-name="P3"><text:span text:style-name="T8">2. </text:span><text:span text:style-name="T9">Return information about the correct </text:span><text:span text:style-name="T13">type of </text:span><text:span text:style-name="T9">fruit in </text:span><text:span text:style-name="T13">a </text:span><text:span text:style-name="T9">certain basket.</text:span></text:p>
            <text:p text:style-name="P7"><text:span text:style-name="T1">3. </text:span><text:span text:style-name="T10">Receive answer</text:span><text:span text:style-name="T11">s.</text:span></text:p>
          </table:table-cell>
        </table:table-row>
        <table:table-row>
          <table:table-cell table:style-name="Table1.A2" office:value-type="string">
            <text:p text:style-name="P2">Section 2: Solution</text:p>
          </table:table-cell>
          <table:table-cell table:style-name="Table1.B2" office:value-type="string">
            <text:p text:style-name="P9">4. Find the correct answer.</text:p>
          </table:table-cell>
        </table:table-row>
        <table:table-row>
          <table:table-cell table:style-name="Table1.A2" office:value-type="string">
            <text:p text:style-name="P2">Section 3: Display results in dynamic way</text:p>
          </table:table-cell>
          <table:table-cell table:style-name="Table1.B2" office:value-type="string">
            <text:p text:style-name="P4"><text:span text:style-name="T12">5</text:span><text:span text:style-name="T1">. </text:span><text:span text:style-name="T11">Compare </text:span><text:span text:style-name="T14">results</text:span><text:span text:style-name="T11">.</text:span></text:p>
            <text:p text:style-name="P5"><text:span text:style-name="T12">6</text:span><text:span text:style-name="T1">. If answer is not </text:span><text:span text:style-name="T14">the </text:span><text:span text:style-name="T1">correct </text:span><text:span text:style-name="T14">one </text:span><text:span text:style-name="T1">we can take another input.</text:span></text:p>
            <text:p text:style-name="P8"><text:span text:style-name="T12">7</text:span><text:span text:style-name="T1">. </text:span><text:span text:style-name="T14">D</text:span><text:span text:style-name="T1">isplay the wright answer as a drawing of the baskets with their true content. 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5-21T18:04:06.308000000</dc:date>
    <meta:editing-duration>PT1H25M14S</meta:editing-duration>
    <meta:editing-cycles>43</meta:editing-cycles>
    <meta:document-statistic meta:table-count="1" meta:image-count="0" meta:object-count="0" meta:page-count="1" meta:paragraph-count="14" meta:word-count="157" meta:character-count="870" meta:non-whitespace-character-count="725"/>
  </office:meta>
</office:document-meta>
</file>